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0in" svg:y="2.59286in" svg:width="13.33333in" svg:height="2.3142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2" draw:master-page-name="Master1-Layout2-obj-Titre-et-contenu" presentation:presentation-page-layout-name="Master1-PPL2" draw:id="Slide-257">
        <draw:frame draw:id="id64" draw:style-name="a383" draw:name="Image 4" svg:x="0in" svg:y="1.96198in" svg:width="13.33333in" svg:height="3.5760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84" draw:master-page-name="Master1-Layout2-obj-Titre-et-contenu" presentation:presentation-page-layout-name="Master1-PPL2" draw:id="Slide-258">
        <draw:frame draw:id="id65" draw:style-name="a385" draw:name="Picture 2" svg:x="1.85482in" svg:y="1.00837in" svg:width="9.62369in" svg:height="5.48327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emi LECAS</meta:initial-creator>
    <dc:creator>Remi LECAS</dc:creator>
    <meta:creation-date>2024-09-26T08:54:42Z</meta:creation-date>
    <dc:date>2024-09-26T09:45:59Z</dc:date>
    <meta:editing-cycles>1</meta:editing-cycles>
    <meta:editing-duration>PT3077S</meta:editing-duration>
    <meta:document-statistic meta:paragraph-count="0" meta:word-count="0"/>
  </office:meta>
</office:document-meta>
</file>